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B000001F982643A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5.1909in" draw:z-index="0"><draw:image xlink:href="Pictures/100000000000028B000001F982643A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$Win32 OpenOffice.org_project/411m6$Build-9775</meta:generator>
    <dc:date>2016-01-28T15:16:29.41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